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8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5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153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7" table:number-columns-repeated="1018" table:default-cell-style-name="ce2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Shift</text:p>
          </table:table-cell>
          <table:table-cell table:style-name="ce5" office:value-type="string" calcext:value-type="string">
            <text:p>Description</text:p>
          </table:table-cell>
          <table:table-cell table:style-name="ce16" office:value-type="string" calcext:value-type="string">
            <text:p>Link</text:p>
          </table:table-cell>
          <table:table-cell table:style-name="ce16" office:value-type="string" calcext:value-type="string">
            <text:p>Datasheets</text:p>
          </table:table-cell>
          <table:table-cell table:style-name="ce5" office:value-type="string" calcext:value-type="string">
            <text:p>Price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3"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https://www.reichelt.de/nand-gate-8-input-3--15-v-dip-14-mos-4068-p12621.html?&amp;nbc=1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1.55" calcext:value-type="currency">
            <text:p>1.5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4" calcext:value-type="currency">
            <text:p>0.4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, Inverted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/OR-Gate, 8-Input, 2 ... 6 V, DIL-14</text:p>
          </table:table-cell>
          <table:table-cell table:style-name="ce2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41" calcext:value-type="currency">
            <text:p>0.4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AT25DF321A-SH</text:p>
          </table:table-cell>
          <table:table-cell table:style-name="ce26" office:value-type="string" calcext:value-type="string">
            <text:p>NOR-Flash-Speicher 32Mb, 2,7V, Seriell, 100MHz, SO-8</text:p>
          </table:table-cell>
          <table:table-cell table:style-name="ce10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10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5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SMD zu DIP Adapter</text:p>
          </table:table-cell>
          <table:table-cell table:style-name="ce21"/>
          <table:table-cell table:style-name="ce26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10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10"/>
          <table:table-cell table:style-name="ce35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MPE 094-1-016</text:p>
          </table:table-cell>
          <table:table-cell table:style-name="ce26" office:value-type="string" calcext:value-type="string">
            <text:p>Buchsenleisten 2,54 mm, 1X16, gerade</text:p>
          </table:table-cell>
          <table:table-cell table:style-name="ce10" office:value-type="string" calcext:value-type="string">
            <text:p><text:a xlink:href="https://www.reichelt.de/buchsenleisten-2-54-mm-1x16-gerade-mpe-094-1-016-p119919.html?&amp;trstct=pol_0&amp;nbc=1" xlink:type="simple">https://www.reichelt.de/buchsenleisten-2-54-mm-1x16-gerade-mpe-094-1-016-p119919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DS_MPE_094.pdf" xlink:type="simple">https://cdn-reichelt.de/documents/datenblatt/C140/DS_MPE_094.pdf</text:a></text:p>
          </table:table-cell>
          <table:table-cell table:style-name="ce35" office:value-type="currency" office:currency="EUR" office:value="0.34" calcext:value-type="currency">
            <text:p>0.34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SL 1X50G 2,54</text:p>
          </table:table-cell>
          <table:table-cell table:style-name="ce26" office:value-type="string" calcext:value-type="string">
            <text:p>Stiftleiste, 2,54 mm, 1X50, gerade</text:p>
          </table:table-cell>
          <table:table-cell table:style-name="ce10" office:value-type="string" calcext:value-type="string">
            <text:p><text:a xlink:href="https://www.reichelt.de/50pol-stiftleiste-gerade-rm-2-54-sl-1x50g-2-54-p19508.html?&amp;trstct=pol_0&amp;nbc=1" xlink:type="simple">https://www.reichelt.de/50pol-stiftleiste-gerade-rm-2-54-sl-1x50g-2-54-p19508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SL1X50G254.pdf" xlink:type="simple">https://cdn-reichelt.de/documents/datenblatt/C140/SL1X50G254.pdf</text:a></text:p>
          </table:table-cell>
          <table:table-cell table:style-name="ce35" office:value-type="currency" office:currency="EUR" office:value="0.45" calcext:value-type="currency">
            <text:p>0.4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14</text:p>
          </table:table-cell>
          <table:table-cell table:style-name="ce26" office:value-type="string" calcext:value-type="string">
            <text:p>IC-Sockel, 14-polig, doppelter Federkontakt</text:p>
          </table:table-cell>
          <table:table-cell table:style-name="ce10" office:value-type="string" calcext:value-type="string">
            <text:p><text:a xlink:href="https://www.reichelt.de/ic-sockel-14-polig-doppelter-federkontakt-gs-14-p8206.html?&amp;trstct=pos_0&amp;nbc=1" xlink:type="simple">https://www.reichelt.de/ic-sockel-14-polig-doppelter-federkontakt-gs-14-p8206.html?&amp;trstct=pos_0&amp;nbc=1</text:a></text:p>
          </table:table-cell>
          <table:table-cell table:style-name="ce10"/>
          <table:table-cell table:style-name="ce35" office:value-type="currency" office:currency="EUR" office:value="0.05" calcext:value-type="currency">
            <text:p>0.0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20</text:p>
          </table:table-cell>
          <table:table-cell table:style-name="ce26" office:value-type="string" calcext:value-type="string">
            <text:p>IC-Sockel, 20-polig, doppelter Federkontakt</text:p>
          </table:table-cell>
          <table:table-cell table:style-name="ce10" office:value-type="string" calcext:value-type="string">
            <text:p><text:a xlink:href="https://www.reichelt.de/ic-sockel-20-polig-doppelter-federkontakt-gs-20-p8212.html?search=GS20" xlink:type="simple">https://www.reichelt.de/ic-sockel-20-polig-doppelter-federkontakt-gs-20-p8212.html?search=GS20</text:a></text:p>
          </table:table-cell>
          <table:table-cell table:style-name="ce10"/>
          <table:table-cell table:style-name="ce35" office:value-type="currency" office:currency="EUR" office:value="0.06" calcext:value-type="currency">
            <text:p>0.06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Decoder</text:p>
          </table:table-cell>
          <table:table-cell table:style-name="ce21" office:value-type="string" calcext:value-type="string">
            <text:p>74HC 137</text:p>
          </table:table-cell>
          <table:table-cell table:style-name="ce26" office:value-type="string" calcext:value-type="string">
            <text:p>Decoder/MPX, 3 to 8, 2 ... 6 V, DIL-16, Inverted</text:p>
          </table:table-cell>
          <table:table-cell table:style-name="ce10" office:value-type="string" calcext:value-type="string">
            <text:p><text:a xlink:href="https://www.reichelt.de/latch-3-to-8-2--6-v-dil-16-74hc-137-p3137.html?&amp;trstct=pol_0&amp;nbc=1" xlink:type="simple">https://www.reichelt.de/latch-3-to-8-2--6-v-dil-16-74hc-137-p3137.html?&amp;trstct=pol_0&amp;nbc=1</text:a></text:p>
          </table:table-cell>
          <table:table-cell table:style-name="ce10" office:value-type="string" calcext:value-type="string">
            <text:p><text:a xlink:href="https://cdn-reichelt.de/documents/datenblatt/A240/74HC137%23STM.pdf" xlink:type="simple">https://cdn-reichelt.de/documents/datenblatt/A240/74HC137%23STM.pdf</text:a></text:p>
          </table:table-cell>
          <table:table-cell table:style-name="ce3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Decoder</text:p>
          </table:table-cell>
          <table:table-cell table:style-name="ce21" office:value-type="string" calcext:value-type="string">
            <text:p>74HC 138</text:p>
          </table:table-cell>
          <table:table-cell table:style-name="ce26" office:value-type="string" calcext:value-type="string">
            <text:p>Decoder/MPX, 3 to 8, 2 ... 6 V, DIL-16, Inverted</text:p>
          </table:table-cell>
          <table:table-cell table:style-name="ce10" office:value-type="string" calcext:value-type="string">
            <text:p><text:a xlink:href="https://www.reichelt.de/decoder-mpx-3-to-8-2--6-v-dil-16-74hc-138-p3138.html?&amp;trstct=pol_1&amp;nbc=1" xlink:type="simple">https://www.reichelt.de/decoder-mpx-3-to-8-2--6-v-dil-16-74hc-138-p3138.html?&amp;trstct=pol_1&amp;nbc=1</text:a></text:p>
          </table:table-cell>
          <table:table-cell table:style-name="ce10" office:value-type="string" calcext:value-type="string">
            <text:p><text:a xlink:href="https://pdf1.alldatasheet.com/datasheet-pdf/view/15535/PHILIPS/74HC138.html" xlink:type="simple">https://pdf1.alldatasheet.com/datasheet-pdf/view/15535/PHILIPS/74HC138.html</text:a></text:p>
          </table:table-cell>
          <table:table-cell table:style-name="ce3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 table:number-rows-repeated="2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09</text:p>
          </table:table-cell>
          <table:table-cell table:style-name="ce26" office:value-type="string" calcext:value-type="string">
            <text:p>Flip-Flop JK-Type, Dual, 4,75 ... 5,25 V, DIL-16, posedge</text:p>
          </table:table-cell>
          <table:table-cell table:style-name="ce10" office:value-type="string" calcext:value-type="string">
            <text:p><text:a xlink:href="https://www.reichelt.de/flip-flop-jk-type-dual-4-75--5-25-v-dil-16-ls-109-p10596.html?&amp;trstct=pol_2&amp;nbc=1" xlink:type="simple">https://www.reichelt.de/flip-flop-jk-type-dual-4-75--5-25-v-dil-16-ls-109-p10596.html?&amp;trstct=pol_2&amp;nbc=1</text:a></text:p>
          </table:table-cell>
          <table:table-cell table:style-name="ce10" office:value-type="string" calcext:value-type="string">
            <text:p><text:a xlink:href="https://cdn-reichelt.de/documents/datenblatt/A240/LS109%23TEX.pdf" xlink:type="simple">https://cdn-reichelt.de/documents/datenblatt/A240/LS109%23TEX.pdf</text:a></text:p>
          </table:table-cell>
          <table:table-cell table:style-name="ce35" office:value-type="currency" office:currency="EUR" office:value="0.22" calcext:value-type="currency">
            <text:p>0.22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12</text:p>
          </table:table-cell>
          <table:table-cell table:style-name="ce26" office:value-type="string" calcext:value-type="string">
            <text:p>Flip-Flop JK-Type, Dual, 4,75 ... 5,25 V, DIL-16, negedge</text:p>
          </table:table-cell>
          <table:table-cell table:style-name="ce10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10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35" office:value-type="currency" office:currency="EUR" office:value="0.71" calcext:value-type="currency">
            <text:p>0.71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13</text:p>
          </table:table-cell>
          <table:table-cell table:style-name="ce26" office:value-type="string" calcext:value-type="string">
            <text:p>Flip-Flop D-Type, LP-Schottky, 4,75 ... 5,25 V, DIL-14</text:p>
          </table:table-cell>
          <table:table-cell table:style-name="ce10" office:value-type="string" calcext:value-type="string">
            <text:p><text:a xlink:href="https://www.reichelt.de/flip-flop-d-type-lp-schottky-4-75--5-25-v-dil-14-ls-113-p10599.html?&amp;trstct=pol_4&amp;nbc=1" xlink:type="simple">https://www.reichelt.de/flip-flop-d-type-lp-schottky-4-75--5-25-v-dil-14-ls-113-p10599.html?&amp;trstct=pol_4&amp;nbc=1</text:a></text:p>
          </table:table-cell>
          <table:table-cell table:style-name="ce10" office:value-type="string" calcext:value-type="string">
            <text:p><text:a xlink:href="https://cdn-reichelt.de/documents/datenblatt/A200/LS113_MOT.pdf" xlink:type="simple">https://cdn-reichelt.de/documents/datenblatt/A200/LS113_MOT.pdf</text:a></text:p>
          </table:table-cell>
          <table:table-cell table:style-name="ce3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number-rows-repeated="13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83" table:display-filter-buttons="true" table:orientation="column">
          <table:filter>
            <table:filter-and>
              <table:filter-condition table:value="Full Adder" table:operator="=" table:field-number="-2"/>
            </table:filter-and>
          </table:filter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6:42:37.5287740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Stand: </text:span><text:span text:style-name="MT1"><text:date style:data-style-name="N2" text:date-value="2021-12-28">00/00/0000</text:date></text:span><text:span text:style-name="MT1">;</text:span><text:span text:style-name="MT1"><text:time style:data-style-name="N2" text:time-value="16:42:37.529679023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1-12-28T18:01:50.892673202</dc:date>
    <meta:editing-duration>P1DT8H5M46S</meta:editing-duration>
    <meta:generator>LibreOffice/7.2.3.2$Linux_X86_64 LibreOffice_project/20$Build-2</meta:generator>
    <meta:editing-cycles>13</meta:editing-cycles>
    <meta:print-date>2021-10-14T22:09:20.727000000</meta:print-date>
    <meta:document-statistic meta:table-count="1" meta:cell-count="4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